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15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5.138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612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4.161cm"/>
    </style:style>
    <style:style style:name="co8" style:family="table-column">
      <style:table-column-properties fo:break-before="auto" style:column-width="5.965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17.7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INVERTER MAIN BOARD DM1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>
            <text:p>Ref Nam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PN</text:p>
          </table:table-cell>
          <table:table-cell table:style-name="ce1" office:value-type="string">
            <text:p>FARNELL Part Number</text:p>
          </table:table-cell>
          <table:table-cell table:style-name="ce1" office:value-type="string">
            <text:p>RS Part Number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float" office:value="1">
            <text:p>1</text:p>
          </table:table-cell>
          <table:table-cell office:value-type="string">
            <text:p>-NPN-TO92-EBC</text:p>
          </table:table-cell>
          <table:table-cell/>
          <table:table-cell office:value-type="string">
            <text:p>TO92-EBC</text:p>
          </table:table-cell>
          <table:table-cell office:value-type="string">
            <text:p>STMicroelectronics</text:p>
          </table:table-cell>
          <table:table-cell table:style-name="ce2" office:value-type="string">
            <text:p>STX724 </text:p>
          </table:table-cell>
          <table:table-cell/>
          <table:table-cell table:style-name="ce2" office:value-type="string">
            <text:p>686-7957 </text:p>
          </table:table-cell>
          <table:table-cell office:value-type="string">
            <text:p>STMicroelectronics STX724 NPN Bipolar Transistor, 3 A 30 V, 3-pin TO-92</text:p>
          </table:table-cell>
        </table:table-row>
        <table:table-row table:style-name="ro1">
          <table:table-cell office:value-type="string">
            <text:p>T3</text:p>
          </table:table-cell>
          <table:table-cell office:value-type="float" office:value="1">
            <text:p>1</text:p>
          </table:table-cell>
          <table:table-cell office:value-type="string">
            <text:p>-NPN-TO92-EBC</text:p>
          </table:table-cell>
          <table:table-cell/>
          <table:table-cell office:value-type="string">
            <text:p>TO92-EBC</text:p>
          </table:table-cell>
          <table:table-cell office:value-type="string">
            <text:p>STMicroelectronics</text:p>
          </table:table-cell>
          <table:table-cell table:style-name="ce2" office:value-type="string">
            <text:p>STX724 </text:p>
          </table:table-cell>
          <table:table-cell/>
          <table:table-cell table:style-name="ce2" office:value-type="string">
            <text:p>686-7957 </text:p>
          </table:table-cell>
          <table:table-cell office:value-type="string">
            <text:p>STMicroelectronics STX724 NPN Bipolar Transistor, 3 A 30 V, 3-pin TO-91</text:p>
          </table:table-cell>
        </table:table-row>
        <table:table-row table:style-name="ro1">
          <table:table-cell office:value-type="string">
            <text:p>T4</text:p>
          </table:table-cell>
          <table:table-cell office:value-type="float" office:value="1">
            <text:p>1</text:p>
          </table:table-cell>
          <table:table-cell office:value-type="string">
            <text:p>-NPN-TO92-EBC</text:p>
          </table:table-cell>
          <table:table-cell/>
          <table:table-cell office:value-type="string">
            <text:p>TO92-EBC</text:p>
          </table:table-cell>
          <table:table-cell office:value-type="string">
            <text:p>STMicroelectronics</text:p>
          </table:table-cell>
          <table:table-cell table:style-name="ce2" office:value-type="string">
            <text:p>STX724 </text:p>
          </table:table-cell>
          <table:table-cell/>
          <table:table-cell table:style-name="ce2" office:value-type="string">
            <text:p>686-7957 </text:p>
          </table:table-cell>
          <table:table-cell office:value-type="string">
            <text:p>STMicroelectronics STX724 NPN Bipolar Transistor, 3 A 30 V, 3-pin TO-90</text:p>
          </table:table-cell>
        </table:table-row>
        <table:table-row table:style-name="ro1">
          <table:table-cell office:value-type="string">
            <text:p>T5</text:p>
          </table:table-cell>
          <table:table-cell office:value-type="float" office:value="1">
            <text:p>1</text:p>
          </table:table-cell>
          <table:table-cell office:value-type="string">
            <text:p>-NPN-TO92-EBC</text:p>
          </table:table-cell>
          <table:table-cell/>
          <table:table-cell office:value-type="string">
            <text:p>TO92-EBC</text:p>
          </table:table-cell>
          <table:table-cell office:value-type="string">
            <text:p>STMicroelectronics</text:p>
          </table:table-cell>
          <table:table-cell table:style-name="ce2" office:value-type="string">
            <text:p>STX724 </text:p>
          </table:table-cell>
          <table:table-cell/>
          <table:table-cell table:style-name="ce2" office:value-type="string">
            <text:p>686-7957 </text:p>
          </table:table-cell>
          <table:table-cell office:value-type="string">
            <text:p>STMicroelectronics STX724 NPN Bipolar Transistor, 3 A 30 V, 3-pin TO-89</text:p>
          </table:table-cell>
        </table:table-row>
        <table:table-row table:style-name="ro1">
          <table:table-cell office:value-type="string">
            <text:p>CONN1</text:p>
          </table:table-cell>
          <table:table-cell office:value-type="float" office:value="1">
            <text:p>1</text:p>
          </table:table-cell>
          <table:table-cell office:value-type="string">
            <text:p>6sil</text:p>
          </table:table-cell>
          <table:table-cell/>
          <table:table-cell office:value-type="string">
            <text:p>DIL</text:p>
          </table:table-cell>
          <table:table-cell table:number-columns-repeated="5"/>
        </table:table-row>
        <table:table-row table:style-name="ro1">
          <table:table-cell office:value-type="string">
            <text:p>CONN2</text:p>
          </table:table-cell>
          <table:table-cell office:value-type="float" office:value="1">
            <text:p>1</text:p>
          </table:table-cell>
          <table:table-cell office:value-type="string">
            <text:p>6sil</text:p>
          </table:table-cell>
          <table:table-cell/>
          <table:table-cell office:value-type="string">
            <text:p>DIL</text:p>
          </table:table-cell>
          <table:table-cell table:number-columns-repeated="5"/>
        </table:table-row>
        <table:table-row table:style-name="ro1">
          <table:table-cell office:value-type="string">
            <text:p>CONN3</text:p>
          </table:table-cell>
          <table:table-cell office:value-type="float" office:value="1">
            <text:p>1</text:p>
          </table:table-cell>
          <table:table-cell office:value-type="string">
            <text:p>6sil</text:p>
          </table:table-cell>
          <table:table-cell/>
          <table:table-cell office:value-type="string">
            <text:p>DIL</text:p>
          </table:table-cell>
          <table:table-cell table:number-columns-repeated="5"/>
        </table:table-row>
        <table:table-row table:style-name="ro1">
          <table:table-cell office:value-type="string">
            <text:p>RN1</text:p>
          </table:table-cell>
          <table:table-cell office:value-type="float" office:value="1">
            <text:p>1</text:p>
          </table:table-cell>
          <table:table-cell office:value-type="string">
            <text:p>8R-N</text:p>
          </table:table-cell>
          <table:table-cell office:value-type="string">
            <text:p>3.9k</text:p>
          </table:table-cell>
          <table:table-cell office:value-type="string">
            <text:p>DIL16</text:p>
          </table:table-cell>
          <table:table-cell office:value-type="string">
            <text:p>Bourns</text:p>
          </table:table-cell>
          <table:table-cell table:style-name="ce2" office:value-type="string">
            <text:p>4116R-1-392LF </text:p>
          </table:table-cell>
          <table:table-cell table:style-name="ce2"/>
          <table:table-cell table:style-name="ce2" office:value-type="string">
            <text:p>742-2286 </text:p>
          </table:table-cell>
          <table:table-cell office:value-type="string">
            <text:p>Bourns Isolated Resistor Network 3900Ω ±2% 8 Resistors, 2.25W Total, DIP Package 4100R Through Hole</text:p>
          </table:table-cell>
        </table:table-row>
        <table:table-row table:style-name="ro1">
          <table:table-cell office:value-type="string">
            <text:p>CONN4</text:p>
          </table:table-cell>
          <table:table-cell office:value-type="float" office:value="1">
            <text:p>1</text:p>
          </table:table-cell>
          <table:table-cell office:value-type="string">
            <text:p>8SIL</text:p>
          </table:table-cell>
          <table:table-cell/>
          <table:table-cell office:value-type="string">
            <text:p>DSC</text:p>
          </table:table-cell>
          <table:table-cell table:number-columns-repeated="5"/>
        </table:table-row>
        <table:table-row table:style-name="ro1">
          <table:table-cell office:value-type="string">
            <text:p>IC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132N</text:p>
          </table:table-cell>
          <table:table-cell office:value-type="string">
            <text:p>DIL14</text:p>
          </table:table-cell>
          <table:table-cell table:number-columns-repeated="4"/>
          <table:table-cell office:value-type="string">
            <text:p>Quad 2-input NAND schmitt trigger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float" office:value="1">
            <text:p>1</text:p>
          </table:table-cell>
          <table:table-cell office:value-type="string">
            <text:p>AMPSEAL35</text:p>
          </table:table-cell>
          <table:table-cell office:value-type="string">
            <text:p>776163-1</text:p>
          </table:table-cell>
          <table:table-cell office:value-type="string">
            <text:p>AMPSEAL35</text:p>
          </table:table-cell>
          <table:table-cell table:number-columns-repeated="4"/>
          <table:table-cell office:value-type="string">
            <text:p>Ampseal 35 pin PCB mount</text:p>
          </table:table-cell>
        </table:table-row>
        <table:table-row table:style-name="ro1">
          <table:table-cell office:value-type="string">
            <text:p>T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C547</text:p>
          </table:table-cell>
          <table:table-cell office:value-type="string">
            <text:p>TO92</text:p>
          </table:table-cell>
          <table:table-cell office:value-type="string">
            <text:p>ON Semiconductor</text:p>
          </table:table-cell>
          <table:table-cell table:style-name="ce2" office:value-type="string">
            <text:p>BC547BZL1G </text:p>
          </table:table-cell>
          <table:table-cell/>
          <table:table-cell table:style-name="ce2" office:value-type="string">
            <text:p>463-076 </text:p>
          </table:table-cell>
          <table:table-cell office:value-type="string">
            <text:p>ON Semi BC547BZL1G NPN Bipolar Transistor, 0.1 A 45 V, 3-pin TO-92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float" office:value="1">
            <text:p>1</text:p>
          </table:table-cell>
          <table:table-cell office:value-type="string">
            <text:p>BC547B-NPN-TO92-EBC</text:p>
          </table:table-cell>
          <table:table-cell office:value-type="string">
            <text:p>BC547</text:p>
          </table:table-cell>
          <table:table-cell office:value-type="string">
            <text:p>TO92-EBC</text:p>
          </table:table-cell>
          <table:table-cell office:value-type="string">
            <text:p>ON Semiconductor</text:p>
          </table:table-cell>
          <table:table-cell table:style-name="ce2" office:value-type="string">
            <text:p>BC547BZL1G </text:p>
          </table:table-cell>
          <table:table-cell/>
          <table:table-cell table:style-name="ce2" office:value-type="string">
            <text:p>463-076 </text:p>
          </table:table-cell>
          <table:table-cell office:value-type="string">
            <text:p>ON Semi BC547BZL1G NPN Bipolar Transistor, 0.1 A 45 V, 3-pin TO-91</text:p>
          </table:table-cell>
        </table:table-row>
        <table:table-row table:style-name="ro1">
          <table:table-cell office:value-type="string">
            <text:p>T7</text:p>
          </table:table-cell>
          <table:table-cell office:value-type="float" office:value="1">
            <text:p>1</text:p>
          </table:table-cell>
          <table:table-cell office:value-type="string">
            <text:p>BC547B-NPN-TO92-EBC</text:p>
          </table:table-cell>
          <table:table-cell/>
          <table:table-cell office:value-type="string">
            <text:p>TO92-EBC</text:p>
          </table:table-cell>
          <table:table-cell office:value-type="string">
            <text:p>ON Semiconductor</text:p>
          </table:table-cell>
          <table:table-cell table:style-name="ce2" office:value-type="string">
            <text:p>BC547BZL1G </text:p>
          </table:table-cell>
          <table:table-cell/>
          <table:table-cell table:style-name="ce2" office:value-type="string">
            <text:p>463-076 </text:p>
          </table:table-cell>
          <table:table-cell office:value-type="string">
            <text:p>ON Semi BC547BZL1G NPN Bipolar Transistor, 0.1 A 45 V, 3-pin TO-90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1µ</text:p>
          </table:table-cell>
          <table:table-cell office:value-type="string">
            <text:p>C025-024X044</text:p>
          </table:table-cell>
          <table:table-cell office:value-type="string">
            <text:p>AVX</text:p>
          </table:table-cell>
          <table:table-cell table:style-name="ce2" office:value-type="string">
            <text:p>SR305C105KAR </text:p>
          </table:table-cell>
          <table:table-cell/>
          <table:table-cell table:style-name="ce2" office:value-type="string">
            <text:p>537-3971 </text:p>
          </table:table-cell>
          <table:table-cell office:value-type="string">
            <text:p>AVX SR 1μF Ceramic Multilayer Capacitor, 50 V dc X7R Dielectric ±10%, Through Hol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22nF</text:p>
          </table:table-cell>
          <table:table-cell office:value-type="string">
            <text:p>C025-024X044</text:p>
          </table:table-cell>
          <table:table-cell table:number-columns-repeated="4"/>
          <table:table-cell office:value-type="string">
            <text:p>CAPACITOR, European symbol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22nF</text:p>
          </table:table-cell>
          <table:table-cell office:value-type="string">
            <text:p>C025-024X044</text:p>
          </table:table-cell>
          <table:table-cell table:number-columns-repeated="4"/>
          <table:table-cell office:value-type="string">
            <text:p>CAPACITOR, European symbol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float" office:value="1">
            <text:p>1</text:p>
          </table:table-cell>
          <table:table-cell office:value-type="string">
            <text:p>C-EU025-024X044</text:p>
          </table:table-cell>
          <table:table-cell office:value-type="string">
            <text:p>22nF</text:p>
          </table:table-cell>
          <table:table-cell office:value-type="string">
            <text:p>C025-024X044</text:p>
          </table:table-cell>
          <table:table-cell table:number-columns-repeated="4"/>
          <table:table-cell office:value-type="string">
            <text:p>CAPACITOR, European symbol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0.1µ</text:p>
          </table:table-cell>
          <table:table-cell office:value-type="string">
            <text:p>C050-024X044</text:p>
          </table:table-cell>
          <table:table-cell table:number-columns-repeated="4"/>
          <table:table-cell office:value-type="string">
            <text:p>CAPACITOR, European symbol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float" office:value="1">
            <text:p>1</text:p>
          </table:table-cell>
          <table:table-cell office:value-type="string">
            <text:p>C-EU050-024X044</text:p>
          </table:table-cell>
          <table:table-cell office:value-type="string">
            <text:p>0.1µ</text:p>
          </table:table-cell>
          <table:table-cell office:value-type="string">
            <text:p>C050-024X044</text:p>
          </table:table-cell>
          <table:table-cell table:number-columns-repeated="4"/>
          <table:table-cell office:value-type="string">
            <text:p>CAPACITOR, European symbol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 office:value-type="string">
            <text:p>CPOL-EUE2-4</text:p>
          </table:table-cell>
          <table:table-cell/>
          <table:table-cell office:value-type="string">
            <text:p>E2-4</text:p>
          </table:table-cell>
          <table:table-cell table:number-columns-repeated="4"/>
          <table:table-cell office:value-type="string">
            <text:p>POLARIZED CAPACITOR, European symbol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float" office:value="1">
            <text:p>1</text:p>
          </table:table-cell>
          <table:table-cell office:value-type="string">
            <text:p>CPOL-EUE2-4</text:p>
          </table:table-cell>
          <table:table-cell office:value-type="string">
            <text:p>220µ</text:p>
          </table:table-cell>
          <table:table-cell office:value-type="string">
            <text:p>E2-4</text:p>
          </table:table-cell>
          <table:table-cell table:number-columns-repeated="4"/>
          <table:table-cell office:value-type="string">
            <text:p>POLARIZED CAPACITOR, European symbol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 office:value-type="string">
            <text:p>CPOL-EUE2.5-5</text:p>
          </table:table-cell>
          <table:table-cell office:value-type="string">
            <text:p>680µ</text:p>
          </table:table-cell>
          <table:table-cell office:value-type="string">
            <text:p>E2,5-5</text:p>
          </table:table-cell>
          <table:table-cell table:number-columns-repeated="4"/>
          <table:table-cell office:value-type="string">
            <text:p>POLARIZED CAPACITOR, European symbol</text:p>
          </table:table-cell>
        </table:table-row>
        <table:table-row table:style-name="ro1">
          <table:table-cell office:value-type="string">
            <text:p>RN3</text:p>
          </table:table-cell>
          <table:table-cell office:value-type="float" office:value="1">
            <text:p>1</text:p>
          </table:table-cell>
          <table:table-cell office:value-type="string">
            <text:p>E4R</text:p>
          </table:table-cell>
          <table:table-cell office:value-type="string">
            <text:p>330R</text:p>
          </table:table-cell>
          <table:table-cell office:value-type="string">
            <text:p>SIL8</text:p>
          </table:table-cell>
          <table:table-cell office:value-type="string">
            <text:p>BOURNS </text:p>
          </table:table-cell>
          <table:table-cell table:style-name="ce2" office:value-type="string">
            <text:p>4608X-102-331LF </text:p>
          </table:table-cell>
          <table:table-cell/>
          <table:table-cell table:style-name="ce2" office:value-type="string">
            <text:p>522-3961 </text:p>
          </table:table-cell>
          <table:table-cell office:value-type="string">
            <text:p>Bourns Isolated Resistor Array 330Ω ±2% 4 Resistors, 1W Total, SIP Package 4600X Through Hole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L-EUTJ3-U1</text:p>
          </table:table-cell>
          <table:table-cell/>
          <table:table-cell office:value-type="string">
            <text:p>TJ3-U1</text:p>
          </table:table-cell>
          <table:table-cell office:value-type="string">
            <text:p>COILTRONICS </text:p>
          </table:table-cell>
          <table:table-cell office:value-type="string">
            <text:p>CTX50-2-52-R</text:p>
          </table:table-cell>
          <table:table-cell table:style-name="ce2" office:value-type="float" office:value="2075587">
            <text:p>2075587</text:p>
          </table:table-cell>
          <table:table-cell/>
          <table:table-cell office:value-type="string">
            <text:p>COILTRONICS <text:s/>CTX50-2-52-R <text:s/>INDUCTOR, LCPI, 50UH, 4.9A, VERTICAL 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LM339N</text:p>
          </table:table-cell>
          <table:table-cell office:value-type="string">
            <text:p>DIL14</text:p>
          </table:table-cell>
          <table:table-cell office:value-type="string">
            <text:p>Texas Instruments</text:p>
          </table:table-cell>
          <table:table-cell table:style-name="ce2" office:value-type="string">
            <text:p>LM339N/NOPB </text:p>
          </table:table-cell>
          <table:table-cell table:style-name="ce2"/>
          <table:table-cell table:style-name="ce2" office:value-type="string">
            <text:p>533-8237 </text:p>
          </table:table-cell>
          <table:table-cell office:value-type="string">
            <text:p>Texas Instruments LM339N/NOPB Quad Comparator, Open Collector O/P, 1.3μs 3 → 28 V 14-pin MDIP</text:p>
          </table:table-cell>
        </table:table-row>
        <table:table-row table:style-name="ro1">
          <table:table-cell office:value-type="string">
            <text:p>IC5</text:p>
          </table:table-cell>
          <table:table-cell office:value-type="float" office:value="1">
            <text:p>1</text:p>
          </table:table-cell>
          <table:table-cell office:value-type="string">
            <text:p>LM2596TV</text:p>
          </table:table-cell>
          <table:table-cell/>
          <table:table-cell office:value-type="string">
            <text:p>TO220-51</text:p>
          </table:table-cell>
          <table:table-cell office:value-type="string">
            <text:p>ON Semiconductor</text:p>
          </table:table-cell>
          <table:table-cell table:style-name="ce2" office:value-type="string">
            <text:p>LM2596TVADJG </text:p>
          </table:table-cell>
          <table:table-cell table:style-name="ce2"/>
          <table:table-cell table:style-name="ce2" office:value-type="string">
            <text:p>786-2391 </text:p>
          </table:table-cell>
          <table:table-cell office:value-type="string">
            <text:p>ON Semiconductor LM2596TVADJG, Switching Regulator 3A, Adjustable, 1.23 → 37 V TO-220, 5-pin</text:p>
          </table:table-cell>
        </table:table-row>
        <table:table-row table:style-name="ro1">
          <table:table-cell office:value-type="string">
            <text:p>JP6</text:p>
          </table:table-cell>
          <table:table-cell office:value-type="float" office:value="1">
            <text:p>1</text:p>
          </table:table-cell>
          <table:table-cell office:value-type="string">
            <text:p>PINHD-1X4</text:p>
          </table:table-cell>
          <table:table-cell/>
          <table:table-cell office:value-type="string">
            <text:p>1X04</text:p>
          </table:table-cell>
          <table:table-cell table:number-columns-repeated="4"/>
          <table:table-cell office:value-type="string">
            <text:p>PIN HEADER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float" office:value="1">
            <text:p>1</text:p>
          </table:table-cell>
          <table:table-cell office:value-type="string">
            <text:p>PINHD-2X13</text:p>
          </table:table-cell>
          <table:table-cell/>
          <table:table-cell office:value-type="string">
            <text:p>2X13</text:p>
          </table:table-cell>
          <table:table-cell table:number-columns-repeated="4"/>
          <table:table-cell office:value-type="string">
            <text:p>PIN HEADER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float" office:value="1">
            <text:p>1</text:p>
          </table:table-cell>
          <table:table-cell office:value-type="string">
            <text:p>PINHD-2X13</text:p>
          </table:table-cell>
          <table:table-cell/>
          <table:table-cell office:value-type="string">
            <text:p>2X13</text:p>
          </table:table-cell>
          <table:table-cell table:number-columns-repeated="4"/>
          <table:table-cell office:value-type="string">
            <text:p>PIN HEADER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.2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.2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.2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.2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3.3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6.6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33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47k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20R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20R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120R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500R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1">
            <text:p>1</text:p>
          </table:table-cell>
          <table:table-cell office:value-type="string">
            <text:p>R-EU_0207/10</text:p>
          </table:table-cell>
          <table:table-cell office:value-type="string">
            <text:p>500R</text:p>
          </table:table-cell>
          <table:table-cell office:value-type="string">
            <text:p>0207/10</text:p>
          </table:table-cell>
          <table:table-cell table:number-columns-repeated="4"/>
          <table:table-cell office:value-type="string">
            <text:p>RESISTOR, European symbol</text:p>
          </table:table-cell>
        </table:table-row>
        <table:table-row table:style-name="ro1">
          <table:table-cell office:value-type="string">
            <text:p>RN2</text:p>
          </table:table-cell>
          <table:table-cell office:value-type="float" office:value="1">
            <text:p>1</text:p>
          </table:table-cell>
          <table:table-cell office:value-type="string">
            <text:p>RN08</text:p>
          </table:table-cell>
          <table:table-cell office:value-type="string">
            <text:p>1.2k</text:p>
          </table:table-cell>
          <table:table-cell office:value-type="string">
            <text:p>RN-9</text:p>
          </table:table-cell>
          <table:table-cell office:value-type="string">
            <text:p>BOURNS </text:p>
          </table:table-cell>
          <table:table-cell table:style-name="ce2" office:value-type="string">
            <text:p>4609X-101-102LF </text:p>
          </table:table-cell>
          <table:table-cell table:style-name="ce2" office:value-type="float" office:value="9356800">
            <text:p>9356800</text:p>
          </table:table-cell>
          <table:table-cell/>
          <table:table-cell office:value-type="string">
            <text:p>BOURNS <text:s/>4609X-101-102LF <text:s/>RESISTOR, NETWORK, 9 PIN, 1K, 2% 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SCHOTTKY-DIODEDO201T15</text:p>
          </table:table-cell>
          <table:table-cell/>
          <table:table-cell office:value-type="string">
            <text:p>DO201T15</text:p>
          </table:table-cell>
          <table:table-cell table:number-columns-repeated="4"/>
          <table:table-cell office:value-type="string">
            <text:p>Schottky Diod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27/07/2015</text:date>, <text:time>13:1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7T13:18:05.79</dc:date>
    <meta:editing-duration>P2171DT10H40M47S</meta:editing-duration>
    <meta:generator>OpenOffice/4.1.1$Win32 OpenOffice.org_project/411m6$Build-9775</meta:generator>
    <meta:editing-cycles>8</meta:editing-cycles>
    <meta:print-date>2015-07-27T13:18:01.03</meta:print-date>
    <meta:document-statistic meta:table-count="1" meta:cell-count="504" meta:object-count="0"/>
  </office:meta>
</office:document-meta>
</file>